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F5BC0AB97E2A0AF474.png" manifest:media-type="image/png"/>
  <manifest:file-entry manifest:full-path="Pictures/1000020100000500000002F51FD408876F9C36F6.png" manifest:media-type="image/png"/>
  <manifest:file-entry manifest:full-path="Pictures/1000000000000500000002F532D55CA3A7888266.png" manifest:media-type="image/png"/>
  <manifest:file-entry manifest:full-path="Pictures/1000020100000500000002F52B0A290499AA7E65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0" style:family="paragraph" style:parent-style-name="Text_20_body">
      <style:text-properties officeooo:paragraph-rsid="00183745"/>
    </style:style>
    <style:style style:name="P21" style:family="paragraph" style:parent-style-name="Text_20_body">
      <style:text-properties officeooo:paragraph-rsid="002ce405"/>
    </style:style>
    <style:style style:name="P22" style:family="paragraph" style:parent-style-name="Text_20_body">
      <style:text-properties officeooo:rsid="003502a5" officeooo:paragraph-rsid="003502a5"/>
    </style:style>
    <style:style style:name="P23" style:family="paragraph" style:parent-style-name="Title">
      <style:text-properties style:font-name="Liberation Sans"/>
    </style:style>
    <style:style style:name="P24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2">
      <style:text-properties officeooo:rsid="0010c275" officeooo:paragraph-rsid="0010c275"/>
    </style:style>
    <style:style style:name="P27" style:family="paragraph" style:parent-style-name="Heading_20_2">
      <style:text-properties officeooo:rsid="0011b458" officeooo:paragraph-rsid="0011b458"/>
    </style:style>
    <style:style style:name="P28" style:family="paragraph" style:parent-style-name="Heading_20_2">
      <style:text-properties officeooo:rsid="00153a17" officeooo:paragraph-rsid="00153a17"/>
    </style:style>
    <style:style style:name="P29" style:family="paragraph" style:parent-style-name="Heading_20_2">
      <style:text-properties officeooo:rsid="0017c8ca" officeooo:paragraph-rsid="0017c8ca"/>
    </style:style>
    <style:style style:name="P30" style:family="paragraph" style:parent-style-name="Text_20_body" style:list-style-name="L1">
      <style:text-properties officeooo:paragraph-rsid="001856e4"/>
    </style:style>
    <style:style style:name="P31" style:family="paragraph" style:parent-style-name="Text_20_body" style:list-style-name="L1">
      <style:text-properties officeooo:paragraph-rsid="003502a5"/>
    </style:style>
    <style:style style:name="P32" style:family="paragraph" style:parent-style-name="Text_20_body" style:list-style-name="L2">
      <style:text-properties officeooo:paragraph-rsid="0010c275"/>
    </style:style>
    <style:style style:name="P33" style:family="paragraph" style:parent-style-name="Text_20_body" style:list-style-name="L2">
      <style:text-properties fo:font-weight="bold" officeooo:rsid="0011b458" officeooo:paragraph-rsid="0011b458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30ff0" officeooo:paragraph-rsid="00130ff0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153a17" officeooo:paragraph-rsid="00153a17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71b40" officeooo:paragraph-rsid="00171b40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423b72" officeooo:paragraph-rsid="00423b72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9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018347f" officeooo:paragraph-rsid="0018347f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24b5ba" officeooo:paragraph-rsid="0026b36f" style:font-weight-asian="bold" style:font-weight-complex="bold"/>
    </style:style>
    <style:style style:name="P42" style:family="paragraph" style:parent-style-name="Text_20_body" style:list-style-name="L5">
      <style:text-properties fo:font-weight="bold" officeooo:rsid="00183745" officeooo:paragraph-rsid="00183745" style:font-weight-asian="bold" style:font-weight-complex="bold"/>
    </style:style>
    <style:style style:name="P43" style:family="paragraph" style:parent-style-name="Text_20_body" style:list-style-name="L5">
      <style:text-properties fo:font-weight="bold" officeooo:rsid="00498992" officeooo:paragraph-rsid="00498992" style:font-weight-asian="bold" style:font-weight-complex="bold"/>
    </style:style>
    <style:style style:name="P44" style:family="paragraph" style:parent-style-name="Text_20_body" style:list-style-name="L3">
      <style:text-properties officeooo:paragraph-rsid="00130ff0"/>
    </style:style>
    <style:style style:name="P45" style:family="paragraph" style:parent-style-name="Text_20_body" style:list-style-name="L3">
      <style:text-properties officeooo:paragraph-rsid="0040d301"/>
    </style:style>
    <style:style style:name="P46" style:family="paragraph" style:parent-style-name="Text_20_body" style:list-style-name="L3">
      <style:text-properties officeooo:paragraph-rsid="00139f3d"/>
    </style:style>
    <style:style style:name="P47" style:family="paragraph" style:parent-style-name="Text_20_body" style:list-style-name="L3">
      <style:text-properties officeooo:rsid="00139f3d" officeooo:paragraph-rsid="00139f3d"/>
    </style:style>
    <style:style style:name="P48" style:family="paragraph" style:parent-style-name="Text_20_body" style:list-style-name="L3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9" style:family="paragraph" style:parent-style-name="Text_20_body" style:list-style-name="L3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50" style:family="paragraph" style:parent-style-name="Text_20_body" style:list-style-name="L4">
      <style:text-properties officeooo:paragraph-rsid="00171b40"/>
    </style:style>
    <style:style style:name="P51" style:family="paragraph" style:parent-style-name="Text_20_body" style:list-style-name="L4">
      <style:text-properties officeooo:paragraph-rsid="00440e15"/>
    </style:style>
    <style:style style:name="P52" style:family="paragraph" style:parent-style-name="Text_20_body" style:list-style-name="L4">
      <style:text-properties officeooo:rsid="00171b40" officeooo:paragraph-rsid="00171b40"/>
    </style:style>
    <style:style style:name="P53" style:family="paragraph" style:parent-style-name="Text_20_body" style:list-style-name="L5">
      <style:text-properties officeooo:paragraph-rsid="0018347f"/>
    </style:style>
    <style:style style:name="P54" style:family="paragraph" style:parent-style-name="Text_20_body" style:list-style-name="L5">
      <style:text-properties officeooo:paragraph-rsid="0024b5ba"/>
    </style:style>
    <style:style style:name="P55" style:family="paragraph" style:parent-style-name="Text_20_body" style:list-style-name="L5">
      <style:text-properties officeooo:paragraph-rsid="002a0612"/>
    </style:style>
    <style:style style:name="P56" style:family="paragraph" style:parent-style-name="Text_20_body" style:list-style-name="L5">
      <style:text-properties officeooo:paragraph-rsid="002a326c"/>
    </style:style>
    <style:style style:name="P57" style:family="paragraph" style:parent-style-name="Text_20_body" style:list-style-name="L5">
      <style:text-properties officeooo:paragraph-rsid="00183745"/>
    </style:style>
    <style:style style:name="P58" style:family="paragraph" style:parent-style-name="Text_20_body" style:list-style-name="L5">
      <style:text-properties officeooo:paragraph-rsid="00498992"/>
    </style:style>
    <style:style style:name="P59" style:family="paragraph" style:parent-style-name="Text_20_body" style:list-style-name="L5">
      <style:text-properties style:font-name="Liberation Sans1" fo:font-weight="normal" officeooo:rsid="002a326c" officeooo:paragraph-rsid="002a326c" style:font-weight-asian="normal" style:font-weight-complex="normal"/>
    </style:style>
    <style:style style:name="P60" style:family="paragraph" style:parent-style-name="Text_20_body" style:list-style-name="L5">
      <style:text-properties style:font-name="Liberation Sans1" fo:font-weight="bold" officeooo:rsid="0047f8aa" officeooo:paragraph-rsid="0047f8aa" style:font-weight-asian="bold" style:font-weight-complex="bold"/>
    </style:style>
    <style:style style:name="P61" style:family="paragraph" style:parent-style-name="Text_20_body" style:list-style-name="L5">
      <style:text-properties officeooo:rsid="00498992" officeooo:paragraph-rsid="00498992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normal" officeooo:rsid="00440e15" style:font-weight-asian="normal" style:font-weight-complex="normal"/>
    </style:style>
    <style:style style:name="T18" style:family="text">
      <style:text-properties fo:font-weight="normal" officeooo:rsid="00423b72" style:font-weight-asian="normal" style:font-weight-complex="normal"/>
    </style:style>
    <style:style style:name="T19" style:family="text">
      <style:text-properties fo:font-weight="normal" officeooo:rsid="0047f8aa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0c275" style:font-weight-asian="bold" style:font-weight-complex="bold"/>
    </style:style>
    <style:style style:name="T22" style:family="text">
      <style:text-properties fo:font-weight="bold" officeooo:rsid="00130ff0" style:font-weight-asian="bold" style:font-weight-complex="bold"/>
    </style:style>
    <style:style style:name="T23" style:family="text">
      <style:text-properties fo:font-weight="bold" officeooo:rsid="00153a17" style:font-weight-asian="bold" style:font-weight-complex="bold"/>
    </style:style>
    <style:style style:name="T24" style:family="text">
      <style:text-properties fo:font-weight="bold" officeooo:rsid="0018347f" style:font-weight-asian="bold" style:font-weight-complex="bold"/>
    </style:style>
    <style:style style:name="T25" style:family="text">
      <style:text-properties fo:font-weight="bold" officeooo:rsid="00183745" style:font-weight-asian="bold" style:font-weight-complex="bold"/>
    </style:style>
    <style:style style:name="T26" style:family="text">
      <style:text-properties fo:font-weight="bold" officeooo:rsid="0024b5ba" style:font-weight-asian="bold" style:font-weight-complex="bold"/>
    </style:style>
    <style:style style:name="T27" style:family="text">
      <style:text-properties fo:font-weight="bold" officeooo:rsid="0026b36f" style:font-weight-asian="bold" style:font-weight-complex="bold"/>
    </style:style>
    <style:style style:name="T28" style:family="text">
      <style:text-properties fo:font-weight="bold" officeooo:rsid="003502a5" style:font-weight-asian="bold" style:font-weight-complex="bold"/>
    </style:style>
    <style:style style:name="T29" style:family="text">
      <style:text-properties fo:font-weight="bold" officeooo:rsid="001856e4" style:font-weight-asian="bold" style:font-weight-complex="bold"/>
    </style:style>
    <style:style style:name="T30" style:family="text">
      <style:text-properties fo:font-weight="bold" officeooo:rsid="00423b72" style:font-weight-asian="bold" style:font-weight-complex="bold"/>
    </style:style>
    <style:style style:name="T31" style:family="text">
      <style:text-properties fo:font-weight="bold" officeooo:rsid="00440e15" style:font-weight-asian="bold" style:font-weight-complex="bold"/>
    </style:style>
    <style:style style:name="T32" style:family="text">
      <style:text-properties officeooo:rsid="00130ff0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43" style:family="text">
      <style:text-properties officeooo:rsid="00153a17"/>
    </style:style>
    <style:style style:name="T44" style:family="text">
      <style:text-properties officeooo:rsid="00171b40"/>
    </style:style>
    <style:style style:name="T45" style:family="text">
      <style:text-properties officeooo:rsid="0018347f"/>
    </style:style>
    <style:style style:name="T46" style:family="text">
      <style:text-properties style:font-name="Liberation Sans1" fo:font-weight="normal" officeooo:rsid="0026b36f" style:font-weight-asian="normal" style:font-weight-complex="normal"/>
    </style:style>
    <style:style style:name="T47" style:family="text">
      <style:text-properties style:font-name="Liberation Sans1" fo:font-weight="normal" officeooo:rsid="002a0612" style:font-weight-asian="normal" style:font-weight-complex="normal"/>
    </style:style>
    <style:style style:name="T48" style:family="text">
      <style:text-properties style:font-name="Liberation Sans1" fo:font-weight="normal" officeooo:rsid="002ce405" style:font-weight-asian="normal" style:font-weight-complex="normal"/>
    </style:style>
    <style:style style:name="T49" style:family="text">
      <style:text-properties style:font-name="Liberation Sans1" fo:font-weight="normal" officeooo:rsid="00314900" style:font-weight-asian="normal" style:font-weight-complex="normal"/>
    </style:style>
    <style:style style:name="T50" style:family="text">
      <style:text-properties style:font-name="Liberation Sans1" fo:font-weight="normal" officeooo:rsid="003502a5" style:font-weight-asian="normal" style:font-weight-complex="normal"/>
    </style:style>
    <style:style style:name="T51" style:family="text">
      <style:text-properties style:font-name="Liberation Sans1" fo:font-weight="normal" officeooo:rsid="001856e4" style:font-weight-asian="normal" style:font-weight-complex="normal"/>
    </style:style>
    <style:style style:name="T52" style:family="text">
      <style:text-properties style:font-name="Liberation Sans1" fo:font-weight="normal" officeooo:rsid="00498992" style:font-weight-asian="normal" style:font-weight-complex="normal"/>
    </style:style>
    <style:style style:name="T53" style:family="text">
      <style:text-properties style:font-name="Liberation Sans1" fo:font-weight="bold" officeooo:rsid="002a0612" style:font-weight-asian="bold" style:font-weight-complex="bold"/>
    </style:style>
    <style:style style:name="T54" style:family="text">
      <style:text-properties style:font-name="Liberation Sans1" fo:font-weight="bold" officeooo:rsid="00498992" style:font-weight-asian="bold" style:font-weight-complex="bold"/>
    </style:style>
    <style:style style:name="T55" style:family="text">
      <style:text-properties style:font-name="Liberation Sans1" fo:font-style="normal" fo:font-weight="normal" officeooo:rsid="0040d301" style:font-style-asian="normal" style:font-weight-asian="normal" style:font-style-complex="normal" style:font-weight-complex="normal"/>
    </style:style>
    <style:style style:name="T56" style:family="text">
      <style:text-properties officeooo:rsid="002c091e"/>
    </style:style>
    <style:style style:name="T57" style:family="text">
      <style:text-properties officeooo:rsid="00314900"/>
    </style:style>
    <style:style style:name="T58" style:family="text">
      <style:text-properties officeooo:rsid="001856e4"/>
    </style:style>
    <style:style style:name="T59" style:family="text">
      <style:text-properties officeooo:rsid="003f4fa4"/>
    </style:style>
    <style:style style:name="T60" style:family="text">
      <style:text-properties officeooo:rsid="0049899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8">Created by David Turner</text:p>
      <text:p text:style-name="P7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5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4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59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2">Some options are available in the top bar:</text:p>
      <text:list xml:id="list1473882467" text:style-name="L1">
        <text:list-item>
          <text:p text:style-name="P30"><text:span text:style-name="T29">C</text:span><text:span text:style-name="T28">PUs:</text:span><text:span text:style-name="T14"> </text:span><text:span text:style-name="T50">S</text:span><text:span text:style-name="T51">et</text:span><text:span text:style-name="T50">s</text:span><text:span text:style-name="T58"> the number of CPUs to use during most steps. <text:s/>This number defaults to half the number of cpu threads you have.</text:span></text:p>
        </text:list-item>
        <text:list-item>
          <text:p text:style-name="P31"><text:span text:style-name="T28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. <text:s/></text:span><text:span text:style-name="T19">When a debayering option is manually selected, it will be remembered the next time AstraStack is run.</text:span></text:p>
        </text:list-item>
      </text:list>
      <text:h text:style-name="P26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00000002F52B0A290499AA7E65.png" xlink:type="simple" xlink:show="embed" xlink:actuate="onLoad" loext:mime-type="image/png"/></draw:frame></text:p>
      <text:p text:style-name="P10">The load tab is where you will open a file to process. <text:s/>There are <text:span text:style-name="T57">three </text:span>way<text:span text:style-name="T57">s</text:span> of opening files:</text:p>
      <text:list xml:id="list3472478803" text:style-name="L2">
        <text:list-item>
          <text:p text:style-name="P32"><text:span text:style-name="T21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2"><text:span text:style-name="T21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3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19">When choosing option 1 or 2, the frames will be ranked based on their ‘sharpness’. <text:s/>The sharpest frame will be chosen as the default ‘reference frame’ going forward.</text:p>
      <text:h text:style-name="P27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00000000500000002F532D55CA3A7888266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2995318601" text:style-name="L3">
        <text:list-item>
          <text:p text:style-name="P44"><text:span text:style-name="T22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4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33">Set to current frame</text:span><text:span text:style-name="T34"> button. <text:s/>It is recommended to select the sharpest frame.</text:span></text:p>
        </text:list-item>
        <text:list-item>
          <text:p text:style-name="P45"><text:span text:style-name="T41">Drift Adjustment:</text:span><text:span text:style-name="T36"> If the object drifts across the frame, then </text:span><text:span text:style-name="T55">this</text:span><text:span text:style-name="T36"> can help get a more accurate alignment.</text:span></text:p>
          <text:list>
            <text:list-item>
              <text:p text:style-name="P45"><text:span text:style-name="T41">None:</text:span><text:span text:style-name="T36"> Do no t do any drift adjustments</text:span></text:p>
            </text:list-item>
            <text:list-item>
              <text:p text:style-name="P45"><text:span text:style-name="T41">Center of Gravity:</text:span><text:span text:style-name="T36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45"><text:span text:style-name="T41">Manual:</text:span><text:span text:style-name="T36"> Two points can be set at the start and end position of the object. <text:s/>Click the </text:span><text:span text:style-name="T41">Select Point 1</text:span><text:span text:style-name="T36"> and then click on a feature of the object, and then do the same for </text:span><text:soft-page-break/><text:span text:style-name="T36">the </text:span><text:span text:style-name="T41">Select Point 2</text:span><text:span text:style-name="T36"> button. <text:s/>You can use the frame slider to see how well the point follows object feature. <text:s/></text:span><text:span text:style-name="T38">The points don’t need to be exact</text:span><text:span text:style-name="T36"> since the alignment still occurs afterwords. <text:s/>To reset the points, right click the buttons. <text:s/></text:span><text:span text:style-name="T38">Note that the drifting does crop the stacked image.</text:span></text:p>
            </text:list-item>
          </text:list>
        </text:list-item>
        <text:list-item>
          <text:p text:style-name="P44"><text:span text:style-name="T41">Area of Interest:</text:span><text:span text:style-name="T36"> If you only want to align a certain portion of the frame, you can use this to draw a rectangle around the feature </text:span><text:span text:style-name="T35">you are focusing on. <text:s/>Click the </text:span><text:span text:style-name="T42">Draw Area</text:span><text:span text:style-name="T35"> button and then draw the rectangle on the frame. <text:s/>The area of interest will remain stationary unless drift adjustment points are specified. <text:s/>This area will also be used to determine the frame similarity. <text:s/></text:span><text:span text:style-name="T37">To reset the area of interest, right click the button. <text:s/>Note that this does not crop the frame.</text:span></text:p>
        </text:list-item>
        <text:list-item>
          <text:p text:style-name="P46"><text:span text:style-name="T42">Alignment:</text:span><text:span text:style-name="T35"> This determines what sort of </text:span><text:a xlink:type="simple" xlink:href="https://en.wikipedia.org/wiki/Affine_transformation#Image_transformation" text:style-name="Internet_20_link" text:visited-style-name="Visited_20_Internet_20_Link"><text:span text:style-name="T35">transformation</text:span></text:a><text:span text:style-name="T35"> will be applied for the alignment. <text:s/>The available options are:</text:span></text:p>
          <text:list>
            <text:list-item>
              <text:p text:style-name="P47"><text:span text:style-name="T40">None:</text:span><text:span text:style-name="T34"> will skip the alignment entirely. <text:s text:c="2"/>Useful for already aligned videos/sequences.</text:span></text:p>
            </text:list-item>
            <text:list-item>
              <text:p text:style-name="P48">Translation</text:p>
            </text:list-item>
            <text:list-item>
              <text:p text:style-name="P47"><text:span text:style-name="T40">Rigid Body</text:span><text:span text:style-name="T34"> (Translation + Rotation)</text:span></text:p>
            </text:list-item>
            <text:list-item>
              <text:p text:style-name="P47"><text:span text:style-name="T40">Scaled Rotation</text:span><text:span text:style-name="T34"> (Translation + Rotation + Scaling)</text:span></text:p>
            </text:list-item>
            <text:list-item>
              <text:p text:style-name="P47"><text:span text:style-name="T40">Affine</text:span><text:span text:style-name="T34"> (Translation + Rotation + Scaling + Shearing)</text:span></text:p>
            </text:list-item>
          </text:list>
          <text:p text:style-name="P49">Experimentation may be needed to determine the best option for each video.</text:p>
        </text:list-item>
        <text:list-item>
          <text:p text:style-name="P46"><text:span text:style-name="T42">Normalize frames during alignment:</text:span><text:span text:style-name="T35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35">C</text:span><text:span text:style-name="T34">lick the </text:span><text:span text:style-name="T40">Align</text:span><text:span text:style-name="T34"> button to apply the alignment options to the frames. <text:s/></text:span><text:span text:style-name="T39">When complete the stack tab will be displayed.</text:span></text:p>
      <text:h text:style-name="P28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00000002F51FD408876F9C36F6.png" xlink:type="simple" xlink:show="embed" xlink:actuate="onLoad" loext:mime-type="image/png"/></draw:frame></text:p>
      <text:p text:style-name="P15"><text:span text:style-name="T32">The </text:span><text:span text:style-name="T43">stack</text:span><text:span text:style-name="T32"> tab is where the </text:span><text:span text:style-name="T43">stacking</text:span><text:span text:style-name="T32"> of the frames can be configured. <text:s/></text:span><text:span text:style-name="T44">The frames are sorted based on their frame similarity to the reference frame.</text:span><text:span text:style-name="T32"> <text:s/>The options are detailed below:</text:span><text:span text:style-name="T43"> </text:span></text:p>
      <text:list xml:id="list2372017589" text:style-name="L4">
        <text:list-item>
          <text:p text:style-name="P35">Scaling Factor:<text:span text:style-name="T3"> If you want to resize the image in addition to stacking, you can specify by how much to resize the image. <text:s/></text:span></text:p>
        </text:list-item>
        <text:list-item>
          <text:p text:style-name="P50"><text:span text:style-name="T23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50"><text:span text:style-name="T23">Nearest Neighbor:</text:span><text:span text:style-name="T7"> Fastest, but pixelated.</text:span></text:p>
            </text:list-item>
            <text:list-item>
              <text:p text:style-name="P50"><text:span text:style-name="T23">Bilinear:</text:span><text:span text:style-name="T7"> Fast, but may blur the image </text:span><text:span text:style-name="T8">slightly.</text:span></text:p>
            </text:list-item>
            <text:list-item>
              <text:p text:style-name="P50"><text:span text:style-name="T23">Bicubic:</text:span><text:span text:style-name="T7"> Slow, but sharper than Linear. <text:s/>May introduce ringing artifacts.</text:span></text:p>
            </text:list-item>
            <text:list-item>
              <text:p text:style-name="P50"><text:span text:style-name="T23">Lanczos:</text:span><text:span text:style-name="T7"> Slowest, but can be sharper than Bicubic. May introduce ripple artifacts.</text:span></text:p>
            </text:list-item>
          </text:list>
          <text:p text:style-name="P52"><text:span text:style-name="T7">E</text:span><text:span text:style-name="T3">xperimentation may be needed to determine the best option.</text:span></text:p>
        </text:list-item>
        <text:list-item>
          <text:p text:style-name="P36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37">Frame Sort:<text:span text:style-name="T3"> Changes how the frames are sorted.</text:span></text:p>
          <text:list>
            <text:list-item>
              <text:p text:style-name="P51"><text:span text:style-name="T30">Similarity:</text:span><text:span text:style-name="T18"> </text:span><text:span text:style-name="T17">Sorts based on the similarity to the reference frame.</text:span></text:p>
            </text:list-item>
            <text:list-item>
              <text:p text:style-name="P51"><text:span text:style-name="T31">Quality:</text:span><text:span text:style-name="T17"> Sorts based on the quality of the frames</text:span></text:p>
            </text:list-item>
            <text:list-item>
              <text:p text:style-name="P51"><text:soft-page-break/><text:span text:style-name="T31">Similarity + Quality:</text:span><text:span text:style-name="T17"> Sorts based on both the similarity and quality.</text:span></text:p>
            </text:list-item>
          </text:list>
        </text:list-item>
        <text:list-item>
          <text:p text:style-name="P50"><text:span text:style-name="T20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8"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9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00000002F5BC0AB97E2A0AF474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45">The sharpening uses </text:span><text:a xlink:type="simple" xlink:href="https://en.wikipedia.org/wiki/Discrete_wavelet_transform" text:style-name="Internet_20_link" text:visited-style-name="Visited_20_Internet_20_Link"><text:span text:style-name="T45">wavelets</text:span></text:a><text:span text:style-name="T45">.</text:span></text:p>
      <text:list xml:id="list3746034536" text:style-name="L5">
        <text:list-item>
          <text:p text:style-name="P39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40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40"><text:soft-page-break/>Denoise:<text:span text:style-name="T3"> Applies a gaussian blur to the wavelet layer. <text:s/>The number represents the radius of the blur.</text:span></text:p>
            </text:list-item>
            <text:list-item>
              <text:p text:style-name="P53"><text:span text:style-name="T24">Sharpen:</text:span><text:span text:style-name="T9"> Applies an unsharp mask to the wavelet layer to make the wavelet appear </text:span><text:span text:style-name="T49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54"><text:span text:style-name="T26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46">.</text:span></text:p>
          <text:list>
            <text:list-item>
              <text:p text:style-name="P41">Circular:<text:span text:style-name="T3"> </text:span><text:span text:style-name="T12">A circle with a given radius.</text:span></text:p>
            </text:list-item>
            <text:list-item>
              <text:p text:style-name="P55"><text:span text:style-name="T27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47">Generally speaking lower spreads would represent the best seeing conditions, and the higher values would be poor seeing.</text:span></text:p>
            </text:list-item>
            <text:list-item>
              <text:p text:style-name="P55"><text:span text:style-name="T53">Linear:</text:span><text:span text:style-name="T47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56"><text:span text:style-name="T53">Custom:</text:span><text:span text:style-name="T47"> A custom image representing the PSF can be selected from your computer. <text:s/>The image can be no larger than 100x100.</text:span></text:p>
            </text:list-item>
          </text:list>
          <text:p text:style-name="P59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56">and</text:span> slide it left/right until it looks sharpest. <text:s/>Results may vary but sometimes just a slight amount of Gaussian deblur can boost the sharpness.</text:p>
        </text:list-item>
        <text:list-item>
          <text:p text:style-name="P60">Dering:<text:span text:style-name="T3"> Used primary to create a star mask to the image where areas of high contrast (ie. Stars) will be excluded from the wavelets and debluring. <text:s/>The following options are available</text:span></text:p>
          <text:list>
            <text:list-item>
              <text:p text:style-name="P60">Adaptive threshold:<text:span text:style-name="T3"> Raise this value to ignore areas of high contrast areas when sharpening.</text:span></text:p>
            </text:list-item>
            <text:list-item>
              <text:p text:style-name="P58"><text:span text:style-name="T54">Dark threshold:</text:span><text:span text:style-name="T52"> Raise this value to ignore dark areas when sharpening.</text:span></text:p>
            </text:list-item>
            <text:list-item>
              <text:p text:style-name="P58"><text:span text:style-name="T54">Bright threshold:</text:span><text:span text:style-name="T52"> Raise this value to ignore bright areas when sharpening.</text:span></text:p>
            </text:list-item>
            <text:list-item>
              <text:p text:style-name="P61"><text:span text:style-name="T20">Size:</text:span> <text:span text:style-name="T3">Grows the area ignored by the dark/bright thresholds.</text:span></text:p>
            </text:list-item>
            <text:list-item>
              <text:p text:style-name="P43">Blend: <text:span text:style-name="T3">How much to blend the mask.</text:span></text:p>
            </text:list-item>
            <text:list-item>
              <text:p text:style-name="P43"><text:soft-page-break/>Only show mask:<text:span text:style-name="T3"> Show the resulting mask in the image frame.</text:span></text:p>
            </text:list-item>
          </text:list>
        </text:list-item>
        <text:list-item>
          <text:p text:style-name="P40">Colors &amp; Brightness</text:p>
          <text:list>
            <text:list-item>
              <text:p text:style-name="P40">Black Level:<text:span text:style-name="T3"> Controls the where the black level is. <text:s/>Increasing this value darkens the overall image.</text:span></text:p>
            </text:list-item>
            <text:list-item>
              <text:p text:style-name="P40">Gamma: <text:span text:style-name="T3">Controls the mid-tones of the image.</text:span></text:p>
            </text:list-item>
            <text:list-item>
              <text:p text:style-name="P53"><text:span text:style-name="T24">Value: </text:span><text:span text:style-name="T9">Adjusts the brightness of the image.</text:span></text:p>
            </text:list-item>
            <text:list-item>
              <text:p text:style-name="P42">Red:<text:span text:style-name="T3"> Adjusts the red intensity.</text:span></text:p>
            </text:list-item>
            <text:list-item>
              <text:p text:style-name="P57"><text:span text:style-name="T25">Green:</text:span><text:span text:style-name="T10"> Adjusts the green intensity.</text:span></text:p>
            </text:list-item>
            <text:list-item>
              <text:p text:style-name="P57"><text:span text:style-name="T25">Blue:</text:span><text:span text:style-name="T10"> Adjusts the blue intensity.</text:span></text:p>
            </text:list-item>
            <text:list-item>
              <text:p text:style-name="P42">Saturation:<text:span text:style-name="T3"> Adjusts the color intensity.</text:span></text:p>
            </text:list-item>
          </text:list>
        </text:list-item>
      </text:list>
      <text:p text:style-name="P20"><text:span text:style-name="T10">Click the</text:span><text:span text:style-name="T25"> Save</text:span><text:span text:style-name="T10"> button to save the final processed image.</text:span><text:span text:style-name="T25"> </text:span></text:p>
      <text:p text:style-name="P21"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48">PNG</text:span><text:span text:style-name="T13"> and </text:span><text:span text:style-name="T48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2-04-04T21:00:03.659322736</dc:date>
    <meta:editing-duration>PT1H6M38S</meta:editing-duration>
    <meta:editing-cycles>23</meta:editing-cycles>
    <meta:generator>LibreOffice/6.4.7.2$Linux_X86_64 LibreOffice_project/40$Build-2</meta:generator>
    <meta:document-statistic meta:table-count="0" meta:image-count="5" meta:object-count="0" meta:page-count="10" meta:paragraph-count="94" meta:word-count="1872" meta:character-count="10589" meta:non-whitespace-character-count="8801"/>
  </office:meta>
</office:document-meta>
</file>